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27f" officeooo:paragraph-rsid="001022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ocd install </text:p>
      <text:p text:style-name="P1"/>
      <text:p text:style-name="P1">kubectl create namespace argocd</text:p>
      <text:p text:style-name="P1">kubectl apply -n argocd -f <text:a xlink:type="simple" xlink:href="https://raw.githubusercontent.com/argoproj/argo-cd/stable/manifests/install.yaml" text:style-name="Internet_20_link" text:visited-style-name="Visited_20_Internet_20_Link">https://raw.githubusercontent.com/argoproj/argo-cd/stable/manifests/install.yaml</text:a></text:p>
      <text:p text:style-name="P1">kubectl config set-context --current –namespace=argocd</text:p>
      <text:p text:style-name="P1">curl -sSL -o argocd-linux-amd64 https://github.com/argoproj/argo-cd/releases/latest/download/argocd-linux-amd64</text:p>
      <text:p text:style-name="P1">sudo install -m 555 argocd-linux-amd64 /usr/local/bin/argocd</text:p>
      <text:p text:style-name="P1">rm argocd-linux-amd64</text:p>
      <text:p text:style-name="P1"/>
      <text:p text:style-name="P1">argocd login –core</text:p>
      <text:p text:style-name="P1"/>
      <text:p text:style-name="P1">argocd admin initial-password -n argocd</text:p>
      <text:p text:style-name="P1"/>
      <text:p text:style-name="P1">kubectl port-forward svc/argocd-server -n argocd 8080:443</text:p>
      <text:p text:style-name="P1"/>
      <text:p text:style-name="P1">Forwarding from 127.0.0.1:8080 -&gt; 8080</text:p>
      <text:p text:style-name="P1">Forwarding from [::1]:8080 -&gt; 8080</text:p>
      <text:p text:style-name="P1">Handling connection for 808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gocd login</text:p>
      <text:p text:style-name="P1"/>
      <text:p text:style-name="P1"><text:a xlink:type="simple" xlink:href="https://127.0.0.1:8080/" text:style-name="Internet_20_link" text:visited-style-name="Visited_20_Internet_20_Link">https://127.0.0.1:8080/</text:a></text:p>
      <text:p text:style-name="P1">UID:admin</text:p>
      <text:p text:style-name="P1">pass:QsLdGWqsFaHtc30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0:26:49.388872546</meta:creation-date>
    <dc:date>2025-01-08T00:35:45.593598088</dc:date>
    <meta:editing-duration>PT8M57S</meta:editing-duration>
    <meta:editing-cycles>1</meta:editing-cycles>
    <meta:document-statistic meta:table-count="0" meta:image-count="0" meta:object-count="0" meta:page-count="1" meta:paragraph-count="17" meta:word-count="64" meta:character-count="678" meta:non-whitespace-character-count="631"/>
    <meta:generator>LibreOffice/7.3.7.2$Linux_X86_64 LibreOffice_project/30$Build-2</meta:generator>
  </office:meta>
</office:document-meta>
</file>